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4.1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8.22mm"/>
    </style:style>
    <style:style style:name="co10" style:family="table-column">
      <style:table-column-properties fo:break-before="auto" style:column-width="1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cffdc"/>
    </style:style>
    <style:style style:name="ce2" style:family="table-cell" style:parent-style-name="Default" style:data-style-name="N3">
      <style:table-cell-properties fo:background-color="#fff200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8ffb8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7.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.9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.8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.7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.1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4.8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4.7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4.7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4.6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Paquets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olyorde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fficacité</text:p>
          </table:table-cell>
          <table:table-cell table:style-name="ce2" office:value-type="float" office:value="34.5" calcext:value-type="float">
            <text:p>3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3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7" calcext:value-type="float">
            <text:p>2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.9" calcext:value-type="float">
            <text:p>2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6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3.9" calcext:value-type="float">
            <text:p>2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6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1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9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1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6.5" calcext:value-type="float">
            <text:p>1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1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8" calcext:value-type="float">
            <text:p>1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2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8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6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8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3.3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2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9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5" calcext:value-type="float">
            <text:p>1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4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7" calcext:value-type="float">
            <text:p>1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7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6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3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</text:p>
          </table:table-cell>
        </table:table-row>
        <table:table-row table:style-name="ro1" table:number-rows-repeated="10482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1" table:number-columns-repeated="11" table:default-cell-style-name="ce7"/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4" calcext:value-type="float">
            <text:p>29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1.2" calcext:value-type="float">
            <text:p>11,2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80 tests" table:style-name="ta1"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2" table:number-columns-repeated="3" table:default-cell-style-name="ce7"/>
        <table:table-column table:style-name="co5" table:default-cell-style-name="ce7"/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8.1" calcext:value-type="float">
            <text:p>3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6" calcext:value-type="float">
            <text:p>3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.4" calcext:value-type="float">
            <text:p>3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.9" calcext:value-type="float">
            <text:p>3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5" calcext:value-type="float">
            <text:p>3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2" calcext:value-type="float">
            <text:p>3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string" calcext:value-type="string">
            <text:p>window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polyorder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8" calcext:value-type="float">
            <text:p>3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4" calcext:value-type="float">
            <text:p>3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4.3" calcext:value-type="float">
            <text:p>3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2" calcext:value-type="float">
            <text:p>3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4.1" calcext:value-type="float">
            <text:p>34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7" calcext:value-type="float">
            <text:p>33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4" calcext:value-type="float">
            <text:p>33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.1" calcext:value-type="float">
            <text:p>3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9" calcext:value-type="float">
            <text:p>3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6" calcext:value-type="float">
            <text:p>3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4" calcext:value-type="float">
            <text:p>3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2" calcext:value-type="float">
            <text:p>3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9" calcext:value-type="float">
            <text:p>3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7" calcext:value-type="float">
            <text:p>3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9" calcext:value-type="float">
            <text:p>3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7" calcext:value-type="float">
            <text:p>3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6" calcext:value-type="float">
            <text:p>30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4" calcext:value-type="float">
            <text:p>30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9.3" calcext:value-type="float">
            <text:p>2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.1" calcext:value-type="float">
            <text:p>2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8" calcext:value-type="float">
            <text:p>2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7" calcext:value-type="float">
            <text:p>28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4" calcext:value-type="float">
            <text:p>28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8.2" calcext:value-type="float">
            <text:p>2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9" calcext:value-type="float">
            <text:p>27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8" calcext:value-type="float">
            <text:p>2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7.1" calcext:value-type="float">
            <text:p>27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7" calcext:value-type="float">
            <text:p>2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7" calcext:value-type="float">
            <text:p>2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3" calcext:value-type="float">
            <text:p>2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.1" calcext:value-type="float">
            <text:p>2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3.3" calcext:value-type="float">
            <text:p>23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7" calcext:value-type="float">
            <text:p>2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1.4" calcext:value-type="float">
            <text:p>21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1.1" calcext:value-type="float">
            <text:p>21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6" calcext:value-type="float">
            <text:p>2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0.3" calcext:value-type="float">
            <text:p>2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.2" calcext:value-type="float">
            <text:p>2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9" calcext:value-type="float">
            <text:p>19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4" calcext:value-type="float">
            <text:p>1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3" calcext:value-type="float">
            <text:p>1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.1" calcext:value-type="float">
            <text:p>1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9" calcext:value-type="float">
            <text:p>1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.1" calcext:value-type="float">
            <text:p>18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7.8" calcext:value-type="float">
            <text:p>17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.9" calcext:value-type="float">
            <text:p>1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indow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fficacité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window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y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icacité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773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ns smooth" table:style-name="ta1"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9" table:default-cell-style-name="ce7"/>
        <table:table-column table:style-name="co7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vec smooth" table:style-name="ta1">
        <table:table-column table:style-name="co10" table:default-cell-style-name="ce7"/>
        <table:table-column table:style-name="co3" table:default-cell-style-name="ce7"/>
        <table:table-column table:style-name="co10" table:default-cell-style-name="ce7"/>
        <table:table-column table:style-name="co3" table:default-cell-style-name="ce7"/>
        <table:table-column table:style-name="co10" table:default-cell-style-name="ce7"/>
        <table:table-column table:style-name="co3" table:default-cell-style-name="ce7"/>
        <table:table-column table:style-name="co10" table:default-cell-style-name="ce7"/>
        <table:table-column table:style-name="co3" table:default-cell-style-name="ce7"/>
        <table:table-column table:style-name="co10" table:default-cell-style-name="ce7"/>
        <table:table-column table:style-name="co3" table:default-cell-style-name="ce7"/>
        <table:table-column table:style-name="co10" table:number-columns-repeated="2" table:default-cell-style-name="ce7"/>
        <table:table-column table:style-name="co5" table:default-cell-style-name="ce7"/>
        <table:table-column table:style-name="co3" table:default-cell-style-name="ce7"/>
        <table:table-column table:style-name="co1" table:number-columns-repeated="1008" table:default-cell-style-name="ce7"/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i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i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c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d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i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di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d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di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dic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c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c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c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quet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indow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yor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fficacit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i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poch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ooth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104852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Feuille1.A1:Feuille1.H28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Feuille2.A1:Feuille2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280 tests'.A1:'280 tests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'sans smooth'.A1:'sans smooth'.AMJ104857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'avec smooth'.A1:'avec smooth'.AMJ104857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21:14:08.839490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9:23:28.595967832</meta:creation-date>
    <dc:date>2020-10-13T21:20:34.882558151</dc:date>
    <meta:editing-duration>PT27M4S</meta:editing-duration>
    <meta:editing-cycles>6</meta:editing-cycles>
    <meta:generator>LibreOffice/6.1.5.2$Linux_X86_64 LibreOffice_project/10$Build-2</meta:generator>
    <meta:document-statistic meta:table-count="5" meta:cell-count="12540" meta:object-count="0"/>
  </office:meta>
</office:document-meta>
</file>